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4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 fo:font-size="18pt" fo:font-weight="bold" officeooo:rsid="001560dc" officeooo:paragraph-rsid="001d757b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Ubuntu" fo:font-size="18pt" style:text-underline-style="none" fo:font-weight="bold" officeooo:rsid="001d757b" officeooo:paragraph-rsid="001d757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20pt" fo:font-weight="bold" officeooo:rsid="001d757b" officeooo:paragraph-rsid="001d757b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10" style:family="paragraph" style:parent-style-name="Standard">
      <style:text-properties style:font-name="Ubuntu" fo:font-size="14pt" officeooo:rsid="001560dc" officeooo:paragraph-rsid="001bb8d4" style:font-size-asian="14pt" style:font-size-complex="14pt"/>
    </style:style>
    <style:style style:name="P11" style:family="paragraph" style:parent-style-name="Standard">
      <style:text-properties style:font-name="Ubuntu" fo:font-size="14pt" fo:font-weight="normal" officeooo:rsid="001560dc" officeooo:paragraph-rsid="001560d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Ubuntu" fo:font-size="14pt" fo:font-weight="normal" officeooo:rsid="001d757b" officeooo:paragraph-rsid="001560d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1d757b" officeooo:paragraph-rsid="001d757b" style:font-size-asian="16pt" style:font-weight-asian="normal" style:font-size-complex="16pt" style:font-weight-complex="normal"/>
    </style:style>
    <style:style style:name="T1" style:family="text">
      <style:text-properties officeooo:rsid="001b2e92"/>
    </style:style>
    <style:style style:name="T2" style:family="text">
      <style:text-properties officeooo:rsid="001d7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Nidheesh S</text:p>
      <text:p text:style-name="P2">Roll No: 38</text:p>
      <text:p text:style-name="P2">Date: <text:span text:style-name="T2">24</text:span>/<text:span text:style-name="T1">1</text:span><text:span text:style-name="T2">1</text:span>/2023</text:p>
      <text:p text:style-name="P2">EXPERIMENT – <text:span text:style-name="T2">7</text:span></text:p>
      <text:p text:style-name="P1"/>
      <text:p text:style-name="P8">SPARK WORD COUNT</text:p>
      <text:p text:style-name="P3"/>
      <text:p text:style-name="P4">PROGRAM:</text:p>
      <text:p text:style-name="P1"/>
      <text:p text:style-name="P10">from pyspark.sql import SparkSession</text:p>
      <text:p text:style-name="P10">from pyspark.sql.functions import explode, split</text:p>
      <text:p text:style-name="P10"/>
      <text:p text:style-name="P10"/>
      <text:p text:style-name="P10">spark = SparkSession.builder.appName("WordCount").getOrCreate()</text:p>
      <text:p text:style-name="P10">df = spark.read.text("file:///home/oem/Nidheesh38/EXP 7/sample4")</text:p>
      <text:p text:style-name="P10">words = df.select(explode(split(df.value, ' ')).alias('word'))</text:p>
      <text:p text:style-name="P10">word_count = words.groupBy("word").count()</text:p>
      <text:p text:style-name="P10">word_count.show()</text:p>
      <text:p text:style-name="P4"/>
      <text:p text:style-name="P7">Input File:</text:p>
      <text:p text:style-name="P13"/>
      <text:p text:style-name="P11">Hello world</text:p>
      <text:p text:style-name="P11">welcome to prgramming</text:p>
      <text:p text:style-name="P11"><text:s/>this is cloud computing lab</text:p>
      <text:p text:style-name="P11"><text:s/>cloud computing lab teaches cloud concepts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6"/>
      <text:p text:style-name="P1">+-----------------+--------+</text:p>
      <text:p text:style-name="P1">| <text:s text:c="13"/>word|count|</text:p>
      <text:p text:style-name="P1">+-----------------+--------+</text:p>
      <text:p text:style-name="P1">|prgramming| <text:s text:c="8"/>1|</text:p>
      <text:p text:style-name="P1">| <text:s text:c="6"/>welcome| <text:s text:c="7"/>1|</text:p>
      <text:p text:style-name="P1">| <text:s text:c="6"/>concepts| <text:s text:c="7"/>1|</text:p>
      <text:p text:style-name="P1">| <text:s text:c="8"/>teaches| <text:s text:c="8"/>1|</text:p>
      <text:p text:style-name="P1">| <text:s text:c="17"/>lab| <text:s text:c="8"/>2|</text:p>
      <text:p text:style-name="P1">| <text:s text:c="20"/>is| <text:s text:c="8"/>1|</text:p>
      <text:p text:style-name="P1">| <text:s text:c="12"/>cloud| <text:s text:c="8"/>3|</text:p>
      <text:p text:style-name="P1">| <text:s text:c="12"/>Hello| <text:s text:c="8"/>1|</text:p>
      <text:p text:style-name="P1">| <text:s/>computing| <text:s text:c="8"/>2|</text:p>
      <text:p text:style-name="P1">| <text:s text:c="11"/>world| <text:s text:c="8"/>1|</text:p>
      <text:p text:style-name="P1">| <text:s text:c="22"/>| <text:s text:c="8"/>3|</text:p>
      <text:p text:style-name="P1">| <text:s text:c="15"/>this| <text:s text:c="8"/>1|</text:p>
      <text:p text:style-name="P1">| <text:s text:c="18"/>to| <text:s text:c="8"/>1|</text:p>
      <text:p text:style-name="P1">+----------------+--------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10:38:30.170510942</dc:date>
    <meta:editing-duration>PT31M1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07" meta:character-count="1038" meta:non-whitespace-character-count="707"/>
  </office:meta>
</office:document-meta>
</file>